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4.29mm" style:rel-column-width="1376*"/>
    </style:style>
    <style:style style:name="Table1.1" style:family="table-row">
      <style:table-row-properties style:min-row-height="55.5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G1" style:family="table-cell">
      <style:table-cell-properties fo:padding="0.97mm" fo:border="0.05pt solid #000000"/>
    </style:style>
    <style:style style:name="Table1.2" style:family="table-row">
      <style:table-row-properties style:min-row-height="39.16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3.06mm"/>
    </style:style>
    <style:style style:name="Table1.4" style:family="table-row">
      <style:table-row-properties style:min-row-height="33.74mm"/>
    </style:style>
    <style:style style:name="Table1.5" style:family="table-row">
      <style:table-row-properties style:min-row-height="34.8mm"/>
    </style:style>
    <style:style style:name="Table1.6" style:family="table-row">
      <style:table-row-properties style:min-row-height="53.59m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4b05c" officeooo:paragraph-rsid="0004b05c"/>
    </style:style>
    <style:style style:name="P3" style:family="paragraph" style:parent-style-name="Table_20_Contents">
      <style:paragraph-properties fo:text-align="center" style:justify-single-word="false"/>
      <style:text-properties officeooo:rsid="0006773c" officeooo:paragraph-rsid="000677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7"/>
        <table:table-row table:style-name="Table1.1">
          <table:table-cell table:style-name="Table1.A1" office:value-type="string">
            <text:p text:style-name="P2">Top left</text:p>
            <text:p text:style-name="P2"/>
            <text:p text:style-name="P3">77777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Top middle</text:p>
            <text:p text:style-name="P2"/>
            <text:p text:style-name="P3">88888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2">Top right</text:p>
            <text:p text:style-name="P2"/>
            <text:p text:style-name="P3">blablabla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2">Left</text:p>
            <text:p text:style-name="P2"/>
            <text:p text:style-name="P3">44444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Center</text:p>
            <text:p text:style-name="P2"/>
            <text:p text:style-name="P3">hahah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2">Right</text:p>
            <text:p text:style-name="P2"/>
            <text:p text:style-name="P3">666666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5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6">
          <table:table-cell table:style-name="Table1.A2" office:value-type="string">
            <text:p text:style-name="P2">Bottom left</text:p>
            <text:p text:style-name="P2"/>
            <text:p text:style-name="P3">11111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Bottom middle</text:p>
            <text:p text:style-name="P2"/>
            <text:p text:style-name="P3">22222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2">Bottom right</text:p>
            <text:p text:style-name="P2"/>
            <text:p text:style-name="P3">heheh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2:03:50.831052232</meta:creation-date>
    <dc:date>2018-11-28T22:08:46.623629176</dc:date>
    <meta:editing-duration>PT4M57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18" meta:word-count="24" meta:character-count="135" meta:non-whitespace-character-count="129"/>
  </office:meta>
</office:document-meta>
</file>